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>
      <style:paragraph-properties style:writing-mode="lr-tb"/>
    </style:style>
    <style:style style:name="P15" style:family="paragraph" style:parent-style-name="Preformatted_20_Text">
      <style:paragraph-properties fo:margin-top="0cm" fo:margin-bottom="0.499cm" style:contextual-spacing="false" style:writing-mode="lr-tb"/>
    </style:style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Standard">
      <style:text-properties officeooo:rsid="000ea186" officeooo:paragraph-rsid="000ea1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Leitura e preparação do texto (normalização linguística)</text:h>
      <text:p text:style-name="Text_20_body">O texto de entrada é inicialmente tratado para eliminar variações superficiais da linguagem que <text:span text:style-name="Strong_20_Emphasis">não alteram o significado semântico central</text:span>. Esta etapa visa garantir comparabilidade direta entre texto e vocabulário de referência.</text:p>
      <text:h text:style-name="Heading_20_3" text:outline-level="3">1.1 Conversão e limpeza</text:h>
      <text:list text:style-name="L1">
        <text:list-item>
          <text:p text:style-name="P1">Todo o texto é convertido para <text:span text:style-name="Strong_20_Emphasis">minúsculas</text:span>.</text:p>
        </text:list-item>
        <text:list-item>
          <text:p text:style-name="P1">Acentos gráficos são removidos.</text:p>
        </text:list-item>
        <text:list-item>
          <text:p text:style-name="P1">Pontuação, símbolos e caracteres não alfanuméricos são descartados.</text:p>
        </text:list-item>
        <text:list-item>
          <text:p text:style-name="P1">Sequências múltiplas de espaços são normalizadas.</text:p>
        </text:list-item>
      </text:list>
      <text:p text:style-name="Quotations">Objetivo humano equivalente: <text:span text:style-name="Emphasis">“ignorar diferenças ortográficas irrelevantes”</text:span>.</text:p>
      <text:p text:style-name="Horizontal_20_Line"/>
      <text:h text:style-name="Heading_20_3" text:outline-level="3">1.2 Tokenização</text:h>
      <text:list text:style-name="L2">
        <text:list-item>
          <text:p text:style-name="P2">O texto é dividido em <text:span text:style-name="Strong_20_Emphasis">tokens lexicais simples</text:span> (palavras).</text:p>
        </text:list-item>
        <text:list-item>
          <text:p text:style-name="P2">Tokens com tamanho ≤ 1 caractere são descartados.</text:p>
        </text:list-item>
      </text:list>
      <text:p text:style-name="Quotations">Objetivo humano equivalente: <text:span text:style-name="Emphasis">“identificar palavras com conteúdo semântico”</text:span>.</text:p>
      <text:p text:style-name="Horizontal_20_Line"/>
      <text:h text:style-name="Heading_20_3" text:outline-level="3">1.3 Normalização morfológica leve</text:h>
      <text:p text:style-name="Text_20_body">Cada token é reduzido à sua forma base aproximada:</text:p>
      <text:list text:style-name="L3">
        <text:list-item>
          <text:p text:style-name="P3">Plurais regulares são convertidos para singular:</text:p>
          <text:list>
            <text:list-item>
              <text:p text:style-name="P3"><text:span text:style-name="Source_20_Text">sistemas → sistema</text:span></text:p>
            </text:list-item>
            <text:list-item>
              <text:p text:style-name="P3"><text:span text:style-name="Source_20_Text">reservatorios → reservatorio</text:span></text:p>
            </text:list-item>
            <text:list-item>
              <text:p text:style-name="P3"><text:span text:style-name="Source_20_Text">oes → ao</text:span>, <text:span text:style-name="Source_20_Text">ais → al</text:span></text:p>
            </text:list-item>
          </text:list>
        </text:list-item>
        <text:list-item>
          <text:p text:style-name="P3">Não é aplicada lematização profunda nem dicionário morfológico.</text:p>
        </text:list-item>
      </text:list>
      <text:p text:style-name="Quotations">Objetivo humano equivalente:<text:line-break/><text:span text:style-name="Emphasis">“entender ‘obras’ como ‘obra’, ‘alagamentos’ como ‘alagamento’”</text:span>.</text:p>
      <text:p text:style-name="Horizontal_20_Line"/>
      <text:h text:style-name="Heading_20_2" text:outline-level="2"/>
      <text:h text:style-name="P4" text:outline-level="2">2. Base de conhecimento: tríades semânticas ponderadas</text:h>
      <text:p text:style-name="Text_20_body">O conhecimento do modelo é representado por uma <text:span text:style-name="Strong_20_Emphasis">tabela CSV</text:span>, composta por registros independentes contendo:</text:p>
      <text:list text:style-name="L4">
        <text:list-item>
          <text:p text:style-name="P5"><text:span text:style-name="Strong_20_Emphasis">Categoria</text:span> (ex.: FALTA DE AGUA, QUALIDADE DA AGUA)</text:p>
        </text:list-item>
        <text:list-item>
          <text:p text:style-name="P5"><text:span text:style-name="Strong_20_Emphasis">Tríade</text:span>: conjunto de 3 ou 4 termos semanticamente correlacionados</text:p>
        </text:list-item>
        <text:list-item>
          <text:p text:style-name="P5"><text:span text:style-name="Strong_20_Emphasis">Peso</text:span>: valor real ∈ [0,1] representando relevância contextual</text:p>
        </text:list-item>
      </text:list>
      <text:p text:style-name="Text_20_body">Cada tríade representa um <text:span text:style-name="Strong_20_Emphasis">padrão semântico mínimo coerente</text:span>.</text:p>
      <text:p text:style-name="Quotations">Objetivo humano equivalente:<text:line-break/><text:span text:style-name="Emphasis">“reconhecer que certos conjuntos de palavras costumam aparecer juntos quando se fala de um tema específico”</text:span>.</text:p>
      <text:p text:style-name="Horizontal_20_Line"/>
      <text:h text:style-name="Heading_20_2" text:outline-level="2">3. Comparação texto × tríades (detecção semântica controlada)</text:h>
      <text:p text:style-name="Text_20_body">Para cada tríade da base:</text:p>
      <text:h text:style-name="Heading_20_3" text:outline-level="3">3.1 Verificação de ocorrência</text:h>
      <text:list text:style-name="L5">
        <text:list-item>
          <text:p text:style-name="P6">Cada termo da tríade é procurado <text:span text:style-name="Strong_20_Emphasis">explicitamente</text:span> no conjunto de tokens normalizados do texto.</text:p>
        </text:list-item>
        <text:list-item>
          <text:p text:style-name="P6">Não são aceitas:</text:p>
          <text:list>
            <text:list-item>
              <text:p text:style-name="P6">correspondências parciais</text:p>
            </text:list-item>
            <text:list-item>
              <text:p text:style-name="P6">fragmentos de palavras</text:p>
            </text:list-item>
            <text:list-item>
              <text:p text:style-name="P6">preposições isoladas</text:p>
            </text:list-item>
            <text:list-item>
              <text:p text:style-name="P6">verbos genéricos fora de contexto</text:p>
            </text:list-item>
          </text:list>
        </text:list-item>
      </text:list>
      <text:p text:style-name="Quotations">Objetivo humano equivalente:<text:line-break/><text:span text:style-name="Emphasis">“não considerar que ‘mostra’ signifique ‘exposição cultural’ fora desse contexto”</text:span>.</text:p>
      <text:h text:style-name="Heading_20_3" text:outline-level="3">3.2 Contagem semântica</text:h>
      <text:list text:style-name="L6">
        <text:list-item>
          <text:p text:style-name="P7">Conta-se quantos termos da tríade estão presentes no texto.</text:p>
        </text:list-item>
        <text:list-item>
          <text:p text:style-name="P7">Seja:</text:p>
          <text:list>
            <text:list-item>
              <text:p text:style-name="P7"><text:span text:style-name="Source_20_Text">n = tamanho da tríade (3 ou 4)</text:span></text:p>
            </text:list-item>
            <text:list-item>
              <text:p text:style-name="P7"><text:span text:style-name="Source_20_Text">k = termos encontrados</text:span></text:p>
            </text:list-item>
          </text:list>
        </text:list-item>
      </text:list>
      <text:p text:style-name="Text_20_body">Calcula-se a <text:span text:style-name="Strong_20_Emphasis">fração semântica</text:span>:</text:p>
      <text:p text:style-name="P8"><text:span text:style-name="Source_20_Text">f = k / n</text:span></text:p>
      <text:h text:style-name="Heading_20_2" text:outline-level="2"><text:soft-page-break/>4. Regra mínima de ativação (evita ruído)</text:h>
      <text:p text:style-name="Text_20_body">Uma tríade <text:span text:style-name="Strong_20_Emphasis">só é considerada válida</text:span> se:</text:p>
      <text:p text:style-name="P8"><text:span text:style-name="Source_20_Text">f ≥ 1 / n</text:span></text:p>
      <text:p text:style-name="Text_20_body">Ou seja:</text:p>
      <text:list text:style-name="L7">
        <text:list-item>
          <text:p text:style-name="P9">Tríade de 3 → pelo menos 1 termo</text:p>
        </text:list-item>
        <text:list-item>
          <text:p text:style-name="P9">Tríade de 4 → pelo menos 1 termo</text:p>
        </text:list-item>
      </text:list>
      <text:p text:style-name="Text_20_body">Isso preserva compatibilidade com o modelo anterior, mas mantém rastreabilidade.</text:p>
      <text:p text:style-name="Quotations">Objetivo humano equivalente:<text:line-break/><text:span text:style-name="Emphasis">“só começo a considerar um tema se pelo menos um elemento característico aparecer”</text:span>.</text:p>
      <text:h text:style-name="Heading_20_2" text:outline-level="2">5. Cálculo do score semântico da tríade</text:h>
      <text:p text:style-name="Text_20_body">Para cada tríade ativada:</text:p>
      <text:p text:style-name="P8"><text:span text:style-name="Source_20_Text">score_tríade = f × peso</text:span></text:p>
      <text:p text:style-name="Text_20_body">Exemplos:</text:p>
      <text:list text:style-name="L8">
        <text:list-item>
          <text:p text:style-name="P10">1/3 × 0.9 → 0.3000</text:p>
        </text:list-item>
        <text:list-item>
          <text:p text:style-name="P10">2/3 × 0.9 → 0.6000</text:p>
        </text:list-item>
        <text:list-item>
          <text:p text:style-name="P10">3/3 × 0.9 → 0.9000</text:p>
        </text:list-item>
      </text:list>
      <text:p text:style-name="Quotations">Objetivo humano equivalente:<text:line-break/><text:span text:style-name="Emphasis">“quanto mais elementos do padrão aparecem, mais confiante fico”</text:span>.</text:p>
      <text:h text:style-name="Heading_20_2" text:outline-level="2">6. Agregação por categoria</text:h>
      <text:list text:style-name="L9">
        <text:list-item>
          <text:p text:style-name="P11">Todos os scores das tríades pertencentes à mesma categoria são <text:span text:style-name="Strong_20_Emphasis">somados</text:span>.</text:p>
        </text:list-item>
        <text:list-item>
          <text:p text:style-name="P11">Não há limite superior artificial.</text:p>
        </text:list-item>
        <text:list-item>
          <text:p text:style-name="P11">O resultado é um <text:span text:style-name="Strong_20_Emphasis">score total por categoria</text:span>.</text:p>
        </text:list-item>
      </text:list>
      <text:p text:style-name="Quotations">Objetivo humano equivalente:<text:line-break/><text:span text:style-name="Emphasis">“reunir todos os indícios que apontam para o mesmo tema”</text:span>.</text:p>
      <text:h text:style-name="Heading_20_2" text:outline-level="2"/>
      <text:h text:style-name="P4" text:outline-level="2">7. Aplicação de precedência semântica (desempate inteligente)</text:h>
      <text:p text:style-name="Text_20_body">Após o cálculo bruto:</text:p>
      <text:list text:style-name="L10">
        <text:list-item>
          <text:p text:style-name="P12">Identificam-se todas as categorias com score &gt; 0.</text:p>
        </text:list-item>
        <text:list-item>
          <text:p text:style-name="P12">Aplica-se uma <text:span text:style-name="Strong_20_Emphasis">lista ordenada de precedência semântica</text:span>, por exemplo:</text:p>
        </text:list-item>
      </text:list>
      <text:p text:style-name="P13"><text:span text:style-name="Source_20_Text">EMERGENCIA ENCHENTES &gt;</text:span></text:p>
      <text:p text:style-name="P14"><text:span text:style-name="Source_20_Text">EMERGENCIA PUBLICA &gt;</text:span></text:p>
      <text:p text:style-name="P14"><text:span text:style-name="Source_20_Text">QUALIDADE DA AGUA &gt;</text:span></text:p>
      <text:p text:style-name="P14"><text:span text:style-name="Source_20_Text">FALTA DE AGUA &gt;</text:span></text:p>
      <text:p text:style-name="P14"><text:span text:style-name="Source_20_Text">INFRAESTRUTURA &gt;</text:span></text:p>
      <text:p text:style-name="P14"><text:span text:style-name="Source_20_Text">SERVICOS &gt;</text:span></text:p>
      <text:p text:style-name="P15"><text:span text:style-name="Source_20_Text">QUALIDADE</text:span></text:p>
      <text:p text:style-name="Text_20_body">Se mais de uma categoria pontuar:</text:p>
      <text:list text:style-name="L11">
        <text:list-item>
          <text:p text:style-name="P16">vence a que estiver <text:span text:style-name="Strong_20_Emphasis">mais alta na hierarquia</text:span>, mesmo com score menor.</text:p>
        </text:list-item>
      </text:list>
      <text:p text:style-name="Quotations">Objetivo humano equivalente:<text:line-break/><text:span text:style-name="Emphasis">“se é sobre enchente, não trato como simples qualidade ou serviço”</text:span>.</text:p>
      <text:h text:style-name="Heading_20_2" text:outline-level="2">8. Seleção da categoria final</text:h>
      <text:p text:style-name="Text_20_body">A categoria vencedora é aquela que:</text:p>
      <text:list text:style-name="L12">
        <text:list-item>
          <text:p text:style-name="P17">Possui score positivo</text:p>
        </text:list-item>
        <text:list-item>
          <text:p text:style-name="P17">Satisfaz a precedência semântica</text:p>
        </text:list-item>
        <text:list-item>
          <text:p text:style-name="P17">Possui justificativa explícita (tríades detectadas)</text:p>
        </text:list-item>
      </text:list>
      <text:p text:style-name="Text_20_body">Caso nenhuma tríade seja ativada:</text:p>
      <text:list text:style-name="L13">
        <text:list-item>
          <text:p text:style-name="P18">o texto é classificado como <text:span text:style-name="Strong_20_Emphasis">“Nenhuma categoria reconhecida”</text:span></text:p>
        </text:list-item>
      </text:list>
      <text:h text:style-name="Heading_20_2" text:outline-level="2">9. Transparência e rastreabilidade (Debug)</text:h>
      <text:p text:style-name="Text_20_body">O sistema registra:</text:p>
      <text:list text:style-name="L14">
        <text:list-item>
          <text:p text:style-name="P19">Apenas tríades com termos efetivamente encontrados</text:p>
        </text:list-item>
        <text:list-item>
          <text:p text:style-name="P19">Termos encontrados por tríade</text:p>
        </text:list-item>
        <text:list-item>
          <text:p text:style-name="P19">Score aplicado por tríade</text:p>
        </text:list-item>
        <text:list-item>
          <text:p text:style-name="P19">Composição final da categoria vencedora</text:p>
        </text:list-item>
      </text:list>
      <text:p text:style-name="Quotations">Objetivo humano equivalente:<text:line-break/><text:span text:style-name="Emphasis">“ser capaz de explicar por que cheguei a esta conclusão”</text:span>.</text:p>
      <text:p text:style-name="Horizontal_20_Line"/>
      <text:h text:style-name="Heading_20_2" text:outline-level="2"><text:soft-page-break/>10. Natureza do modelo</text:h>
      <text:p text:style-name="Text_20_body">Este método é:</text:p>
      <text:list text:style-name="L15">
        <text:list-item>
          <text:p text:style-name="P20">determinístico</text:p>
        </text:list-item>
        <text:list-item>
          <text:p text:style-name="P20">explicável</text:p>
        </text:list-item>
        <text:list-item>
          <text:p text:style-name="P20">auditável</text:p>
        </text:list-item>
        <text:list-item>
          <text:p text:style-name="P20">incremental</text:p>
        </text:list-item>
        <text:list-item>
          <text:p text:style-name="P20">resistente a ambiguidades linguísticas comuns</text:p>
        </text:list-item>
      </text:list>
      <text:p text:style-name="Text_20_body">Ele <text:span text:style-name="Strong_20_Emphasis">não infere</text:span>, <text:span text:style-name="Strong_20_Emphasis">não adivinha</text:span> e <text:span text:style-name="Strong_20_Emphasis">não extrapola</text:span>.<text:line-break/>Classifica <text:span text:style-name="Strong_20_Emphasis">apenas quando há evidência textual concreta</text:span>.</text:p>
      <text:p text:style-name="Standard"/>
      <text:p text:style-name="Standard"/>
      <text:p text:style-name="Standard"/>
      <text:p text:style-name="Standard"/>
      <text:p text:style-name="P21">Autores:<text:line-break/><text:line-break/>Bernardo Meyer</text:p>
      <text:p text:style-name="P21">Diego Torr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text-properties style:font-name="Trebuchet MS" officeooo:paragraph-rsid="000ea186"/>
    </style:style>
    <style:style style:name="MT1" style:family="text">
      <style:text-properties fo:font-size="18pt" style:font-size-asian="24pt" style:font-size-complex="24pt"/>
    </style:style>
    <style:style style:name="MT2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0.309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48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Método de Classificação Textual por Tríades</text:span><text:span text:style-name="MT2"> Ponderadas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8:18:08.379002200</meta:creation-date>
    <dc:date>2026-01-27T18:23:40.572738500</dc:date>
    <meta:editing-duration>PT5M32S</meta:editing-duration>
    <meta:editing-cycles>1</meta:editing-cycles>
    <meta:document-statistic meta:table-count="0" meta:image-count="0" meta:object-count="0" meta:page-count="5" meta:paragraph-count="104" meta:word-count="713" meta:character-count="4542" meta:non-whitespace-character-count="3980"/>
    <meta:generator>LibreOffice/25.2.5.2$Windows_x86 LibreOffice_project/03d19516eb2e1dd5d4ccd751a0d6f35f35e08022</meta:generator>
  </office:meta>
</office:document-meta>
</file>